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3704" officeooo:paragraph-rsid="00153704"/>
    </style:style>
    <style:style style:name="P2" style:family="paragraph" style:parent-style-name="Subtitle">
      <style:text-properties officeooo:rsid="00153704" officeooo:paragraph-rsid="00153704"/>
    </style:style>
    <style:style style:name="P3" style:family="paragraph" style:parent-style-name="Title">
      <style:paragraph-properties fo:break-before="page"/>
    </style:style>
    <style:style style:name="P4" style:family="paragraph" style:parent-style-name="Heading_20_1">
      <style:text-properties officeooo:rsid="00153704" officeooo:paragraph-rsid="00153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Assignment 3</text:p>
      <text:p text:style-name="P2">Rohan Verma</text:p>
      <text:p text:style-name="P2">1510110508<text:line-break/></text:p>
      <text:p text:style-name="P1"/>
      <text:p text:style-name="P3">Lab 1</text:p>
      <text:h text:style-name="P4" text:outline-level="1">ComputeArea.java</text:h>
      <text:p text:style-name="P1">import javax.swing.JOptionPane;</text:p>
      <text:p text:style-name="P1"><text:s/></text:p>
      <text:p text:style-name="P1"/>
      <text:p text:style-name="P1">public class ComputeArea{</text:p>
      <text:p text:style-name="P1"><text:tab/>public static void main(String[] args){</text:p>
      <text:p text:style-name="P1"><text:tab/><text:tab/>float radius = 0;</text:p>
      <text:p text:style-name="P1"><text:tab/><text:tab/>double area;</text:p>
      <text:p text:style-name="P1"/>
      <text:p text:style-name="P1"><text:tab/><text:tab/>area = radius * radius * 3.14159;</text:p>
      <text:p text:style-name="P1"/>
      <text:p text:style-name="P1"><text:tab/> <text:s text:c="3"/>for (String s: args) {</text:p>
      <text:p text:style-name="P1"><text:s text:c="12"/>radius = Float.parseFloat(s);</text:p>
      <text:p text:style-name="P1"><text:s text:c="12"/>area = radius * radius * 3.14159;</text:p>
      <text:p text:style-name="P1"><text:s text:c="12"/>System.out.println("Area of circle of radius " + radius + " = " + area);</text:p>
      <text:p text:style-name="P1"><text:s text:c="8"/>}</text:p>
      <text:p text:style-name="P1"/>
      <text:p text:style-name="P1"/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0:25:47.757514027</meta:creation-date>
    <dc:date>2015-11-29T00:32:44.648273111</dc:date>
    <meta:editing-duration>PT6M57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19" meta:word-count="64" meta:character-count="434" meta:non-whitespace-character-count="329"/>
  </office:meta>
</office:document-meta>
</file>